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5826in" style:rel-column-width="5091*"/>
    </style:style>
    <style:style style:name="Table1.B" style:family="table-column">
      <style:table-column-properties style:column-width="2.7028in" style:rel-column-width="23616*"/>
    </style:style>
    <style:style style:name="Table1.C" style:family="table-column">
      <style:table-column-properties style:column-width="2.3153in" style:rel-column-width="20230*"/>
    </style:style>
    <style:style style:name="Table1.D" style:family="table-column">
      <style:table-column-properties style:column-width="1.8993in" style:rel-column-width="16598*"/>
    </style:style>
    <style:style style:name="Table1.A1" style:family="table-cell">
      <style:table-cell-properties fo:padding="0in" fo:border-left="none" fo:border-right="none" fo:border-top="2.5pt solid #000000" fo:border-bottom="0.5pt solid #000000"/>
    </style:style>
    <style:style style:name="Table1.A2" style:family="table-cell">
      <style:table-cell-properties fo:padding="0in" fo:border-left="none" fo:border-right="none" fo:border-top="none" fo:border-bottom="0.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75in" style:rel-column-width="32767*"/>
    </style:style>
    <style:style style:name="Table2.B" style:family="table-column">
      <style:table-column-properties style:column-width="3.75in" style:rel-column-width="32768*"/>
    </style:style>
    <style:style style:name="Table2.A1" style:family="table-cell">
      <style:table-cell-properties fo:padding="0.0382in" fo:border-left="none" fo:border-right="none" fo:border-top="0.5pt solid #000000" fo:border-bottom="0.5pt solid #000000"/>
    </style:style>
    <style:style style:name="P1" style:family="paragraph" style:parent-style-name="Table_20_Contents">
      <style:text-properties fo:font-variant="small-caps" fo:font-size="14pt" fo:font-weight="bold" fo:background-color="transparent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paragraph-rsid="001e64a7" style:font-size-asian="10pt" style:font-size-complex="10pt"/>
    </style:style>
    <style:style style:name="P6" style:family="paragraph" style:parent-style-name="Standard">
      <style:text-properties fo:font-size="10pt" officeooo:paragraph-rsid="0020099b" style:font-size-asian="10pt" style:font-size-complex="10pt"/>
    </style:style>
    <style:style style:name="P7" style:family="paragraph" style:parent-style-name="Standard">
      <style:text-properties fo:font-size="10pt" fo:font-weight="normal" officeooo:paragraph-rsid="000dd424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small-caps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32pt" fo:font-style="normal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P10" style:family="paragraph" style:parent-style-name="Standard">
      <style:text-properties fo:font-variant="small-caps" fo:font-size="6pt" style:text-underline-style="none" fo:font-weight="bold" style:font-size-asian="5.25pt" style:font-weight-asian="bold" style:font-size-complex="6pt" style:font-weight-complex="bold"/>
    </style:style>
    <style:style style:name="P11" style:family="paragraph" style:parent-style-name="Standard">
      <style:text-properties fo:font-variant="small-caps" fo:font-size="8pt" fo:font-weight="bold" style:font-size-asian="7pt" style:font-size-complex="8pt"/>
    </style:style>
    <style:style style:name="P12" style:family="paragraph" style:parent-style-name="Standard">
      <style:text-properties fo:font-variant="small-caps" fo:font-size="8pt" fo:font-weight="bold" style:font-size-asian="7pt" style:font-weight-asian="bold" style:font-size-complex="8pt" style:font-weight-complex="bold"/>
    </style:style>
    <style:style style:name="P13" style:family="paragraph" style:parent-style-name="Standard">
      <style:text-properties fo:font-variant="small-caps" fo:font-size="8pt" fo:font-weight="bold" officeooo:paragraph-rsid="00143710" style:font-size-asian="7pt" style:font-weight-asian="bold" style:font-size-complex="8pt" style:font-weight-complex="bold"/>
    </style:style>
    <style:style style:name="P14" style:family="paragraph" style:parent-style-name="Standard">
      <style:text-properties fo:font-size="6pt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text-properties officeooo:paragraph-rsid="00143710"/>
    </style:style>
    <style:style style:name="P17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8" style:family="paragraph" style:parent-style-name="Table_20_Contents" style:list-style-name="L1">
      <style:text-properties fo:font-size="10pt" style:font-size-asian="10pt" style:font-size-complex="10pt"/>
    </style:style>
    <style:style style:name="P19" style:family="paragraph" style:parent-style-name="Table_20_Contents" style:list-style-name="L1">
      <style:text-properties fo:font-size="10pt" officeooo:paragraph-rsid="0011ce73" style:font-size-asian="10pt" style:font-size-complex="10pt"/>
    </style:style>
    <style:style style:name="P20" style:family="paragraph" style:parent-style-name="Table_20_Contents" style:list-style-name="L1">
      <style:text-properties fo:font-size="10pt" officeooo:paragraph-rsid="000f5c62" style:font-size-asian="10pt" style:font-size-complex="10pt"/>
    </style:style>
    <style:style style:name="P21" style:family="paragraph" style:parent-style-name="Table_20_Contents" style:list-style-name="L10">
      <style:text-properties fo:font-size="10pt" style:font-size-asian="10pt" style:font-size-complex="10pt"/>
    </style:style>
    <style:style style:name="P22" style:family="paragraph" style:parent-style-name="Table_20_Contents" style:list-style-name="L10">
      <style:text-properties fo:font-size="10pt" officeooo:paragraph-rsid="001b4b90" style:font-size-asian="10pt" style:font-size-complex="10pt"/>
    </style:style>
    <style:style style:name="P23" style:family="paragraph" style:parent-style-name="Table_20_Contents" style:list-style-name="L11">
      <style:text-properties fo:font-size="10pt" style:font-size-asian="10pt" style:font-size-complex="10pt"/>
    </style:style>
    <style:style style:name="P24" style:family="paragraph" style:parent-style-name="Table_20_Contents" style:list-style-name="L11">
      <style:text-properties fo:font-size="10pt" officeooo:paragraph-rsid="00112492" style:font-size-asian="10pt" style:font-size-complex="10pt"/>
    </style:style>
    <style:style style:name="P25" style:family="paragraph" style:parent-style-name="Standard" style:list-style-name="L2">
      <style:text-properties fo:font-size="10pt" fo:font-weight="normal" officeooo:rsid="000dd424" officeooo:paragraph-rsid="0020099b" style:font-size-asian="10pt" style:font-weight-asian="normal" style:font-size-complex="10pt" style:font-weight-complex="normal"/>
    </style:style>
    <style:style style:name="P26" style:family="paragraph" style:parent-style-name="Standard" style:list-style-name="L2">
      <style:text-properties fo:font-size="10pt" fo:font-weight="normal" officeooo:rsid="000dd424" officeooo:paragraph-rsid="001233a2" style:font-size-asian="10pt" style:font-weight-asian="normal" style:font-size-complex="10pt" style:font-weight-complex="normal"/>
    </style:style>
    <style:style style:name="P27" style:family="paragraph" style:parent-style-name="Standard" style:list-style-name="L2">
      <style:text-properties fo:font-size="10pt" fo:font-weight="normal" officeooo:rsid="000dd424" officeooo:paragraph-rsid="000dd424" style:font-size-asian="10pt" style:font-weight-asian="normal" style:font-size-complex="10pt" style:font-weight-complex="normal"/>
    </style:style>
    <style:style style:name="P28" style:family="paragraph" style:parent-style-name="Standard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2">
      <style:text-properties fo:font-size="10pt" fo:font-style="normal" fo:font-weight="normal" officeooo:rsid="001233a2" officeooo:paragraph-rsid="0020099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2">
      <style:text-properties fo:font-size="10pt" style:font-size-asian="10pt" style:font-size-complex="10pt"/>
    </style:style>
    <style:style style:name="P31" style:family="paragraph" style:parent-style-name="Standard" style:list-style-name="L3">
      <style:text-properties fo:font-size="10pt" style:font-size-asian="10pt" style:font-size-complex="10pt"/>
    </style:style>
    <style:style style:name="P32" style:family="paragraph" style:parent-style-name="Standard" style:list-style-name="L4">
      <style:text-properties fo:font-size="10pt" style:font-size-asian="10pt" style:font-size-complex="10pt"/>
    </style:style>
    <style:style style:name="P33" style:family="paragraph" style:parent-style-name="Standard" style:list-style-name="L5">
      <style:text-properties fo:font-size="10pt" style:font-size-asian="10pt" style:font-size-complex="10pt"/>
    </style:style>
    <style:style style:name="P34" style:family="paragraph" style:parent-style-name="Standard" style:list-style-name="L6">
      <style:text-properties fo:font-size="10pt" style:font-size-asian="10pt" style:font-size-complex="10pt"/>
    </style:style>
    <style:style style:name="P35" style:family="paragraph" style:parent-style-name="Standard" style:list-style-name="L7">
      <style:text-properties fo:font-size="10pt" style:font-size-asian="10pt" style:font-size-complex="10pt"/>
    </style:style>
    <style:style style:name="P36" style:family="paragraph" style:parent-style-name="Standard" style:list-style-name="L8">
      <style:text-properties fo:font-size="10pt" style:font-size-asian="10pt" style:font-size-complex="10pt"/>
    </style:style>
    <style:style style:name="P37" style:family="paragraph" style:parent-style-name="Standard" style:list-style-name="L8">
      <style:text-properties fo:font-size="10pt" officeooo:paragraph-rsid="00143710" style:font-size-asian="10pt" style:font-size-complex="10pt"/>
    </style:style>
    <style:style style:name="P38" style:family="paragraph" style:parent-style-name="Standard" style:list-style-name="L9">
      <style:text-properties fo:font-size="10pt" officeooo:paragraph-rsid="00143710" style:font-size-asian="10pt" style:font-size-complex="10pt"/>
    </style:style>
    <style:style style:name="P39" style:family="paragraph" style:parent-style-name="Standard" style:list-style-name="L12">
      <style:text-properties fo:font-size="10pt" style:font-size-asian="10pt" style:font-size-complex="10pt"/>
    </style:style>
    <style:style style:name="P40" style:family="paragraph" style:parent-style-name="Standard" style:list-style-name="L9">
      <style:text-properties fo:font-size="10pt" officeooo:rsid="00221b44" officeooo:paragraph-rsid="00221b44" style:font-size-asian="10pt" style:font-size-complex="10pt"/>
    </style:style>
    <style:style style:name="P4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424" style:font-weight-asian="bold" style:font-weight-complex="bold"/>
    </style:style>
    <style:style style:name="T3" style:family="text">
      <style:text-properties fo:font-weight="bold" officeooo:rsid="001e64a7" style:font-weight-asian="bold" style:font-weight-complex="bold"/>
    </style:style>
    <style:style style:name="T4" style:family="text">
      <style:text-properties fo:font-variant="small-caps" fo:font-size="14pt" fo:font-weight="bold" style:font-size-asian="10.5pt"/>
    </style:style>
    <style:style style:name="T5" style:family="text">
      <style:text-properties fo:font-variant="small-caps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small-caps" fo:font-size="14pt" fo:font-weight="bold" officeooo:rsid="00143710" style:font-size-asian="14pt" style:font-weight-asian="bold" style:font-size-complex="1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d424" style:font-style-asian="italic" style:font-style-complex="italic"/>
    </style:style>
    <style:style style:name="T9" style:family="text">
      <style:text-properties fo:font-style="italic" officeooo:rsid="001233a2" style:font-style-asian="italic" style:font-style-complex="italic"/>
    </style:style>
    <style:style style:name="T10" style:family="text">
      <style:text-properties fo:font-style="italic" officeooo:rsid="001e64a7" style:font-style-asian="italic" style:font-style-complex="italic"/>
    </style:style>
    <style:style style:name="T11" style:family="text">
      <style:text-properties fo:font-style="italic" officeooo:rsid="0020099b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1a1df8" style:font-size-asian="9pt" style:font-size-complex="9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9.5pt" style:font-size-asian="9.5pt" style:font-size-complex="9.5pt"/>
    </style:style>
    <style:style style:name="T18" style:family="text">
      <style:text-properties fo:font-size="9.5pt" officeooo:rsid="000f5c62" style:font-size-asian="9.5pt" style:font-size-complex="9.5pt"/>
    </style:style>
    <style:style style:name="T19" style:family="text">
      <style:text-properties fo:font-size="9.5pt" officeooo:rsid="0011ce73" style:font-size-asian="9.5pt" style:font-size-complex="9.5pt"/>
    </style:style>
    <style:style style:name="T20" style:family="text">
      <style:text-properties officeooo:rsid="00113bfc"/>
    </style:style>
    <style:style style:name="T21" style:family="text">
      <style:text-properties officeooo:rsid="0011ce73"/>
    </style:style>
    <style:style style:name="T22" style:family="text">
      <style:text-properties officeooo:rsid="001233a2"/>
    </style:style>
    <style:style style:name="T23" style:family="text">
      <style:text-properties officeooo:rsid="00143710"/>
    </style:style>
    <style:style style:name="T24" style:family="text">
      <style:text-properties fo:color="#000000" style:text-underline-style="none"/>
    </style:style>
    <style:style style:name="T25" style:family="text">
      <style:text-properties fo:color="#000000" style:text-underline-style="none" officeooo:rsid="00143710"/>
    </style:style>
    <style:style style:name="T26" style:family="text">
      <style:text-properties fo:color="#000000" fo:font-size="11pt" fo:font-style="normal" style:text-underline-style="none" officeooo:rsid="00157934" style:font-size-asian="11pt" style:font-style-asian="normal" style:font-size-complex="11pt" style:font-style-complex="normal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font-style="italic" style:font-size-asian="11pt" style:font-style-asian="italic" style:font-size-complex="11pt" style:font-style-complex="italic"/>
    </style:style>
    <style:style style:name="T29" style:family="text">
      <style:text-properties officeooo:rsid="001a1df8"/>
    </style:style>
    <style:style style:name="T30" style:family="text">
      <style:text-properties officeooo:rsid="001b4b90"/>
    </style:style>
    <style:style style:name="T31" style:family="text">
      <style:text-properties officeooo:rsid="001d17b8"/>
    </style:style>
    <style:style style:name="T32" style:family="text">
      <style:text-properties officeooo:rsid="001e64a7"/>
    </style:style>
    <style:style style:name="T33" style:family="text">
      <style:text-properties officeooo:rsid="0020099b"/>
    </style:style>
    <style:style style:name="T34" style:family="text">
      <style:text-properties style:text-underline-style="none"/>
    </style:style>
    <style:style style:name="T35" style:family="text">
      <style:text-properties officeooo:rsid="0022d1d9"/>
    </style:style>
    <text:list-style style:name="L1">
      <text:list-level-style-bullet text:level="1" text:style-name="Bullet_20_Symbols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 p e n c e r <text:s text:c="2"/>G i b b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3"><text:span text:style-name="T27">1919 Jackson St, Kaysville, UT 84037, </text:span><text:span text:style-name="T28">Mobile</text:span><text:span text:style-name="T27">: 801-540-5830, spencer@gibb.us, </text:span><text:a xlink:type="simple" xlink:href="https://twitter.com/spudgibb"><text:span text:style-name="T26">@spudgibb</text:span></text:a></text:p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Skills</text:p>
          </table:table-cell>
          <table:table-cell table:style-name="Table1.A2" office:value-type="string">
            <text:list xml:id="list1180785890701883902" text:style-name="L1">
              <text:list-item>
                <text:p text:style-name="P19">Java tech (Spring, Scala, Hibernate, JPA, Maven, Swing, Ant, <text:span text:style-name="T21">GWT, </text:span>JEE, JSE)</text:p>
              </text:list-item>
              <text:list-item>
                <text:p text:style-name="P20">Web tech (<text:span text:style-name="T21">nodejs, </text:span><text:span text:style-name="T18">HTML, </text:span><text:span text:style-name="T19">CSS, </text:span><text:span text:style-name="T18">JS</text:span><text:span text:style-name="T17">, Rest</text:span>) </text:p>
              </text:list-item>
              <text:list-item>
                <text:p text:style-name="P18">Large scale distributed systems </text:p>
              </text:list-item>
            </text:list>
          </table:table-cell>
          <table:table-cell table:style-name="Table1.A2" office:value-type="string">
            <text:list xml:id="list205532439044946" text:continue-list="list1180785890701883902" text:style-name="L1">
              <text:list-item text:start-value="1">
                <text:p text:style-name="P18"><text:span text:style-name="T21">NoSQL and SQL databases</text:span> </text:p>
              </text:list-item>
              <text:list-item>
                <text:p text:style-name="P18">Simultaneous large-scale projects </text:p>
              </text:list-item>
              <text:list-item>
                <text:p text:style-name="P18">Working in cross-functional teams </text:p>
              </text:list-item>
              <text:list-item>
                <text:p text:style-name="P18">Unit and integration testing</text:p>
              </text:list-item>
            </text:list>
          </table:table-cell>
          <table:table-cell table:style-name="Table1.A2" office:value-type="string">
            <text:list xml:id="list205531298900789" text:continue-list="list205532439044946" text:style-name="L1">
              <text:list-item text:start-value="1">
                <text:p text:style-name="P18">Team leadership </text:p>
              </text:list-item>
              <text:list-item>
                <text:p text:style-name="P18">Full product life cycle </text:p>
              </text:list-item>
              <text:list-item>
                <text:p text:style-name="P18">Functional requirements </text:p>
              </text:list-item>
              <text:list-item>
                <text:p text:style-name="P18">Mentoring junior co-workers</text:p>
              </text:list-item>
            </text:list>
          </table:table-cell>
        </table:table-row>
      </table:table>
      <text:p text:style-name="P10"/>
      <text:p text:style-name="P8">Professional Experience</text:p>
      <text:p text:style-name="P14"/>
      <text:p text:style-name="P6"><text:span text:style-name="T2">PRINCIP</text:span><text:span text:style-name="T3">A</text:span><text:span text:style-name="T2">L ENGINEER</text:span>, <text:span text:style-name="T33">Domo</text:span>, <text:span text:style-name="T33">American Fork</text:span> UT, <text:span text:style-name="T11">May</text:span><text:span text:style-name="T7"> 20</text:span><text:span text:style-name="T8">1</text:span><text:span text:style-name="T10">3</text:span><text:span text:style-name="T7"> – </text:span><text:span text:style-name="T11">Present</text:span></text:p>
      <text:list xml:id="list2626237375496616340" text:style-name="L2">
        <text:list-header>
          <text:p text:style-name="P25"/>
        </text:list-header>
      </text:list>
      <text:p text:style-name="P6"><text:span text:style-name="T2">PRINCIP</text:span><text:span text:style-name="T3">A</text:span><text:span text:style-name="T2">L ENGINEER</text:span>, <text:span text:style-name="T32">FamilySearch</text:span>, Salt Lake City UT, <text:span text:style-name="T10">Feb</text:span><text:span text:style-name="T7"> 20</text:span><text:span text:style-name="T8">1</text:span><text:span text:style-name="T10">3</text:span><text:span text:style-name="T7"> – </text:span><text:span text:style-name="T11">May 2013</text:span></text:p>
      <text:list xml:id="list205532980179564" text:continue-numbering="true" text:style-name="L2">
        <text:list-item>
          <text:p text:style-name="P29">Cassandra, Dropwizard, AWS, MongoDB, json, 800M records</text:p>
          <text:p text:style-name="P25"/>
        </text:list-item>
      </text:list>
      <text:p text:style-name="P5"><text:span text:style-name="T2">ARCHITECT/PRINCIP</text:span><text:span text:style-name="T3">A</text:span><text:span text:style-name="T2">L ENGINEER</text:span>, LDS Church, Salt Lake City UT, <text:span text:style-name="T8">Nov</text:span><text:span text:style-name="T7"> 20</text:span><text:span text:style-name="T8">10</text:span><text:span text:style-name="T7"> – </text:span><text:span text:style-name="T10">Jan 2013</text:span></text:p>
      <text:list xml:id="list205531609979112" text:continue-numbering="true" text:style-name="L2">
        <text:list-item>
          <text:p text:style-name="P26"><text:span text:style-name="T22">Developer on Leader Portal (nodejs, Javascript, Riak), </text:span><text:span text:style-name="T9">9/2012 – </text:span><text:span text:style-name="T11">Jan 2013</text:span></text:p>
        </text:list-item>
        <text:list-item>
          <text:p text:style-name="P26"><text:span text:style-name="T22">Team lead on digital catalog application (Java, Spring, MarkLogic), </text:span><text:span text:style-name="T9">9/2011 – 8/2012</text:span></text:p>
        </text:list-item>
        <text:list-item>
          <text:p text:style-name="P27">Enterprise Software Architect for a portfolio of applications, <text:span text:style-name="T9">11/2010 – 9/2011</text:span></text:p>
          <text:list>
            <text:list-item>
              <text:p text:style-name="P27">Responsible for architectural cohesion across all projects in the portfolio </text:p>
            </text:list-item>
            <text:list-item>
              <text:p text:style-name="P27">Continued, part time, as lead software engineer for preservation system</text:p>
            </text:list-item>
          </text:list>
        </text:list-item>
      </text:list>
      <text:p text:style-name="P7"/>
      <text:p text:style-name="P4"><text:span text:style-name="T1">SENIOR SOFTWARE ENGINEER</text:span>, LDS Church, Salt Lake City UT, <text:span text:style-name="T7">Jul 2007 – Jul 2008, Jul 2009 – </text:span><text:span text:style-name="T8">Nov 2010</text:span></text:p>
      <text:list xml:id="list205532224993127" text:continue-numbering="true" text:style-name="L2">
        <text:list-item>
          <text:p text:style-name="P30">Developed Digital Preservation submission application (GWT, <text:span text:style-name="T20">Java, </text:span>Scala, Spring)</text:p>
        </text:list-item>
        <text:list-item>
          <text:p text:style-name="P30">Developed Personal Video Conferencing account creation application (JSF, Spring)</text:p>
        </text:list-item>
        <text:list-item>
          <text:p text:style-name="P30">Senior team member on entrance security project for the 130+ temples (see www.lds.org/temples for explanation) </text:p>
        </text:list-item>
        <text:list-item>
          <text:p text:style-name="P30">Developed web services, web-applications and Swing clients </text:p>
        </text:list-item>
        <text:list-item>
          <text:p text:style-name="P30">Developed using Java Server Faces, Facelets, Java Persistence API (Hibernate provider), Web Services (XFire) </text:p>
        </text:list-item>
        <text:list-item>
          <text:p text:style-name="P30">Developed swing interface for bar-coding application to inventory between 2-4 million archive items </text:p>
        </text:list-item>
      </text:list>
      <text:p text:style-name="P14"/>
      <text:p text:style-name="P4"><text:span text:style-name="T1">SOFTWARE CONTRACTOR</text:span><text:span text:style-name="T16">, Salt Lake City UT, </text:span><text:span text:style-name="T12">Jul 2007 – Present</text:span></text:p>
      <text:list xml:id="list125842701303358457" text:style-name="L3">
        <text:list-item>
          <text:p text:style-name="P28">(Company: STG Inc., Client: Northrop Grumman) Senior Engineer on a large government research application. <text:s/>Implemented code using Spring, iBatis, SQL, Apache Digester, JavaCC and Oracle 10g. <text:s/>Database contained over 750 tables.</text:p>
        </text:list-item>
        <text:list-item>
          <text:p text:style-name="P31"><text:span text:style-name="T16">(Company: Alta Consulting LLC, Client: RX America) Designed, architected and implemented a web service to gather and send data to a 3</text:span>rd<text:span text:style-name="T16"> party printing company using JEE 5, Web Services, JPA, Session EJB's, Oracle and XML</text:span></text:p>
        </text:list-item>
        <text:list-item>
          <text:p text:style-name="P31">(Company: Self, Client: Broadweave) Developed RESTful shopping cart API using Maven, Spring, Hibernate and CXF</text:p>
        </text:list-item>
        <text:list-item>
          <text:p text:style-name="P28">(Company: Self, Client: Broadweave) Created administration application using Eclipse Rich Client Platform (RCP)</text:p>
        </text:list-item>
      </text:list>
      <text:p text:style-name="P14"/>
      <text:p text:style-name="P4"><text:span text:style-name="T1">SENIOR SOFTWARE DEVELOPER</text:span>, Collabraspace Inc., Annapolis MD, <text:span text:style-name="T7">Aug 2004 – Jul 2007 </text:span></text:p>
      <text:list xml:id="list205532399665527" text:continue-list="list125842701303358457" text:style-name="L3">
        <text:list-item text:start-value="1">
          <text:p text:style-name="P31">Team Leader on a complex government application </text:p>
        </text:list-item>
        <text:list-item>
          <text:p text:style-name="P31">Tasked, mentored and reviewed deliverables for each team member </text:p>
        </text:list-item>
        <text:list-item>
          <text:p text:style-name="P31">Lead developer for 1st Air Force Collaborative Decision Aid, a Weblogic Portal application that integrates various third party applications and a custom J2EE/Swing Applet </text:p>
        </text:list-item>
        <text:list-item>
          <text:p text:style-name="P31">Developer for CollobraSuite, a set of graphical collaboration modules using Swing, J2EE, and BEA Weblogic Portal </text:p>
        </text:list-item>
        <text:list-item>
          <text:p text:style-name="P31">Built multiple N-Tier clusters using J2EE, Web Services, Weblogic, Oracle and Apache </text:p>
        </text:list-item>
      </text:list>
      <text:p text:style-name="P14"/>
      <text:p text:style-name="P4"><text:span text:style-name="T1">SOFTWARE DEVELOPMENT SPECIALIST</text:span>, Dept. of Defense, Ft. Meade MD, <text:span text:style-name="T7">Apr 2003 – Aug 2004 </text:span></text:p>
      <text:list xml:id="list306681321034988582" text:style-name="L4">
        <text:list-item>
          <text:p text:style-name="P32">Ported an Oracle Forms-based issue tracking system to a web-based application </text:p>
        </text:list-item>
        <text:list-item>
          <text:p text:style-name="P32">Mentored other team members in Java and J2EE best practices </text:p>
        </text:list-item>
        <text:list-item>
          <text:p text:style-name="P32">Collaborated in design of a legacy database port to Oracle </text:p>
        </text:list-item>
        <text:list-item>
          <text:p text:style-name="P32">Developed applications with BEA Weblogic 8 and Oracle 9 </text:p>
        </text:list-item>
        <text:list-item>
          <text:p text:style-name="P32">Completed 'Software Engineering Process' Course </text:p>
        </text:list-item>
      </text:list>
      <text:p text:style-name="P15"/>
      <text:p text:style-name="P4"><text:span text:style-name="T1">SENIOR DEVELOPER</text:span>, BuildersNet, Inc., Orem UT, <text:span text:style-name="T7">Jan 2002 – Sep 2002 </text:span></text:p>
      <text:list xml:id="list3149207439738639767" text:style-name="L5">
        <text:list-item>
          <text:p text:style-name="P33">Designed and developed web-based applications in: e-commerce, web hosting and groupware applications </text:p>
        </text:list-item>
        <text:list-item>
          <text:p text:style-name="P33">Built systems, installed and configured Linux, Apache, BIND, and MySQL </text:p>
        </text:list-item>
        <text:list-item>
          <text:p text:style-name="P33">Designed and created database schemas for applications </text:p>
        </text:list-item>
      </text:list>
      <text:p text:style-name="P14"/>
      <text:p text:style-name="P41"/>
      <text:p text:style-name="P17"><text:span text:style-name="T1">PARTNER/SENIOR ENGINEER</text:span>, NetBing LLC, Orem UT, <text:span text:style-name="T7">Mar 2001 – Jan 2002 </text:span></text:p>
      <text:list xml:id="list1620503563988845299" text:style-name="L6">
        <text:list-item>
          <text:p text:style-name="P34">Designed and implemented E-Commerce systems in a J2EE/Linux environment </text:p>
        </text:list-item>
        <text:list-item>
          <text:p text:style-name="P34">Collaborated in decisions regarding purchase of hardware, software and Internet connectivity </text:p>
        </text:list-item>
        <text:list-item>
          <text:p text:style-name="P34">Designed and implemented a scalable and flexible e-commerce system using JSP, EJB 2.0 (Entity and Session beans), PHP, payment gateway and 3rd party loan software integration </text:p>
        </text:list-item>
      </text:list>
      <text:p text:style-name="P14"/>
      <text:p text:style-name="P4"><text:span text:style-name="T1">USER INTERFACE ENGINEER</text:span>, Excite@Home (Formerly iMall Inc), Orem UT, <text:span text:style-name="T7">Jan 1998 – Dec 2001 </text:span></text:p>
      <text:list xml:id="list7620118450046571528" text:style-name="L7">
        <text:list-item>
          <text:p text:style-name="P35">Team member on large-scale web applications for AT&amp;T Small Business Hosting and IBM Homepage Creator </text:p>
        </text:list-item>
        <text:list-item>
          <text:p text:style-name="P35">Created co-branded web based interfaces using Java, JSP/Servlets, and Netscape Server Side JavaScript) </text:p>
        </text:list-item>
        <text:list-item>
          <text:p text:style-name="P35">Developed EJBs BEA Weblogic Application Server in a cooperative environment </text:p>
        </text:list-item>
        <text:list-item>
          <text:p text:style-name="P35">Gained expertise in JSP/Servlets, JavaScript, and HTML and performed limited graphic design in Adobe Photoshop. </text:p>
        </text:list-item>
      </text:list>
      <text:list xml:id="list7955601872519356738" text:style-name="L8">
        <text:list-header>
          <text:p text:style-name="P37"/>
        </text:list-header>
      </text:list>
      <text:p text:style-name="P13"><draw:line text:anchor-type="paragraph" draw:z-index="1" draw:style-name="gr1" draw:text-style-name="P42" svg:x1="0.0189in" svg:y1="0.0035in" svg:x2="7.4933in" svg:y2="0.0035in"><text:p/></draw:line></text:p>
      <text:p text:style-name="P16"><text:span text:style-name="T6">Open Source Projects</text:span> – <text:span text:style-name="T13"><text:s/></text:span></text:p>
      <text:list xml:id="list2113191003632228361" text:style-name="L9">
        <text:list-item>
          <text:p text:style-name="P40">Battleschool: <text:a xlink:type="simple" xlink:href="https://github.com/32degrees/battleschool"><text:span text:style-name="T24">https://github.com/32degrees/battleschool</text:span></text:a><text:span text:style-name="T25"> – </text:span><text:span text:style-name="T24">Simple work-station provisioning using Ansible</text:span> </text:p>
        </text:list-item>
        <text:list-item>
          <text:p text:style-name="P38"><text:span text:style-name="T23">Halfpipe: </text:span><text:a xlink:type="simple" xlink:href="https://github.com/32degrees/halfpipe"><text:span text:style-name="T25">https://github.com/32degrees/halfpipe</text:span></text:a><text:span text:style-name="T23"> – A Dropwizard clone using Spring &amp; Tomcat</text:span></text:p>
          <text:p text:style-name="P38"/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5">Technologies</text:span> </text:p>
            <text:list xml:id="list5435571582287990276" text:style-name="L10">
              <text:list-item>
                <text:p text:style-name="P21">Java (1.4, 5, 6, <text:span text:style-name="T30">7</text:span>), <text:span text:style-name="T31">Scala, </text:span>Spring, Hibernate (JPA), iBatis, Java Server Faces (JSF), Facelets, JEE (JSP, EJB, JMS, Servlets), Swing, JDBC, Maven, Ant, Eclipse, Eclipse RCP, <text:span text:style-name="T30">JAX-RS</text:span>, TestNG, DBUnit</text:p>
              </text:list-item>
              <text:list-item>
                <text:p text:style-name="P22">App Servers: <text:s/>Tomcat, <text:span text:style-name="T30">Jetty, Dropwizard, </text:span>Weblogic, Websphere, JBoss, Glassfish</text:p>
              </text:list-item>
            </text:list>
          </table:table-cell>
          <table:table-cell table:style-name="Table2.A1" office:value-type="string">
            <text:list xml:id="list8621082535541294127" text:style-name="L11">
              <text:list-header>
                <text:p text:style-name="P23"/>
              </text:list-header>
              <text:list-item>
                <text:p text:style-name="P24">JavaScript, <text:span text:style-name="T14">HTML, </text:span><text:span text:style-name="T15">CSS, </text:span>Web Services, Apache, PHP</text:p>
              </text:list-item>
              <text:list-item>
                <text:p text:style-name="P23">Platforms – Linux (Ubuntu, Red Hat, Fedora, Debian), Solaris, <text:span text:style-name="T29">Mac, </text:span>Windows </text:p>
              </text:list-item>
              <text:list-item>
                <text:p text:style-name="P23">Database – SQL, Oracle, MySQL, <text:span text:style-name="T29">Riak, Mongodb</text:span> </text:p>
              </text:list-item>
              <text:list-item>
                <text:p text:style-name="P23">Misc. – <text:span text:style-name="T35">Ansible, git, </text:span>C++, C, Python, Ruby, Perl, Shell Scripts, Photoshop, Subversion, CVS</text:p>
              </text:list-item>
            </text:list>
          </table:table-cell>
        </table:table-row>
      </table:table>
      <text:p text:style-name="P11"/>
      <text:p text:style-name="Standard"><text:span text:style-name="T4">Education</text:span> – <text:span text:style-name="T1">BS, Computer Science</text:span>, Brigham Young University, Provo UT, December 2002 </text:p>
      <text:list xml:id="list205531379716873" text:continue-list="list7955601872519356738" text:style-name="L8">
        <text:list-item>
          <text:p text:style-name="P36">Senior courses in: Software Engineering, Distributed System Design, Database Modeling Concepts, Computer Communication and Networking and Machine Learning. </text:p>
        </text:list-item>
        <text:list-item>
          <text:p text:style-name="P36"><text:span text:style-name="T1">Sun Certified Java Programmer</text:span>, October 2004</text:p>
          <text:p text:style-name="P36"/>
        </text:list-item>
      </text:list>
      <text:p text:style-name="P12"><draw:line text:anchor-type="paragraph" draw:z-index="0" draw:style-name="gr1" draw:text-style-name="P42" svg:x1="0.0189in" svg:y1="0.0035in" svg:x2="7.4933in" svg:y2="0.0035in"><text:p/></draw:line></text:p>
      <text:p text:style-name="Standard"><text:span text:style-name="T5">Volunteer Representative</text:span> – <text:span text:style-name="T13">The Church of Jesus Christ of Latter-day Saints, Recife, Brazil, Dec 1994 – Dec 1996 </text:span></text:p>
      <text:list xml:id="list8640201423608486458" text:style-name="L12">
        <text:list-item>
          <text:p text:style-name="P39">Learned Portuguese almost fluently</text:p>
        </text:list-item>
        <text:list-item>
          <text:p text:style-name="P39">Developed and taught weekly training meetings for 20 – 30 representatives</text:p>
        </text:list-item>
        <text:list-item>
          <text:p text:style-name="P39">Traveled and helped individual representatives learn problem solving, effective teaching and leadership skill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MacOSX_x86 LibreOffice_project/05dceb5d363845f2cf968344d7adab8dcfb2ba71</meta:generator>
    <meta:initial-creator>Spencer Gibb</meta:initial-creator>
    <meta:creation-date>2008-07-12T16:25:39</meta:creation-date>
    <dc:date>2014-02-04T20:55:31.028946000</dc:date>
    <meta:printed-by>Spencer Gibb</meta:printed-by>
    <meta:print-date>2008-07-12T19:57:08</meta:print-date>
    <meta:editing-cycles>82</meta:editing-cycles>
    <meta:editing-duration>PT3H55M39S</meta:editing-duration>
    <meta:document-statistic meta:table-count="2" meta:image-count="0" meta:object-count="0" meta:page-count="2" meta:paragraph-count="84" meta:word-count="888" meta:character-count="6079" meta:non-whitespace-character-count="5258"/>
    <meta:user-defined meta:name="Info 1"/>
    <meta:user-defined meta:name="Info 2"/>
    <meta:user-defined meta:name="Info 3"/>
    <meta:user-defined meta:name="Info 4"/>
  </office:meta>
</office:document-meta>
</file>